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0cm" fo:min-width="17.8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text-properties fo:color="#7da647" fo:font-weight="bold" style:font-weight-asian="bold" style:font-weight-complex="bold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text-properties fo:color="#ff6633" fo:font-weight="bold" style:font-weight-asian="bold" style:font-weight-complex="bold"/>
    </style:style>
    <style:style style:name="P6" style:family="paragraph">
      <style:text-properties fo: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Courier New'" style:font-family-generic="modern" style:font-pitch="fixed" fo:font-size="60pt" style:font-size-asian="60pt" style:font-size-complex="60pt"/>
    </style:style>
    <style:style style:name="T6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.5cm" svg:x="2.742cm" svg:y="11.936cm">
          <text:p text:style-name="P1"><text:span text:style-name="T1">|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N(|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1cm" svg:height="1.987cm" svg:x="11.09cm" svg:y="17.02cm">
          <draw:text-box>
            <text:p><text:span text:style-name="T2">Árvore</text:span></text:p>
          </draw:text-box>
        </draw:frame>
        <draw:frame draw:style-name="gr3" draw:text-style-name="P4" draw:layer="layout" svg:width="10.662cm" svg:height="2.647cm" svg:x="2.2cm" svg:y="1.3cm">
          <draw:text-box>
            <text:p><text:span text:style-name="T3">a|bc</text:span><text:span text:style-name="T4">|</text:span><text:span text:style-name="T5">e*f</text:span></text:p>
          </draw:text-box>
        </draw:frame>
        <draw:frame draw:style-name="gr3" draw:text-style-name="P5" draw:layer="layout" svg:width="4.215cm" svg:height="1.987cm" svg:x="2.385cm" svg:y="17.02cm">
          <draw:text-box>
            <text:p><text:span text:style-name="T6">Pilha</text:span></text:p>
          </draw:text-box>
        </draw:frame>
        <draw:frame draw:style-name="gr4" draw:text-style-name="P6" draw:layer="layout" svg:width="17.6cm" svg:height="1.987cm" svg:x="1.7cm" svg:y="19.4cm">
          <draw:text-box>
            <text:p><text:span text:style-name="T7">É adicionado no topo da pilha uma operação | pendente.</text:span></text:p>
          </draw:text-box>
        </draw:frame>
        <draw:custom-shape draw:style-name="gr2" draw:text-style-name="P1" xml:id="id2" draw:id="id2" draw:layer="layout" svg:width="2.435cm" svg:height="2.435cm" svg:x="10.9cm" svg:y="8.065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435cm" svg:height="2.435cm" svg:x="9.4cm" svg:y="11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435cm" svg:height="2.435cm" svg:x="12.465cm" svg:y="11.1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683cm" svg:y1="11.1cm" svg:x2="12.979cm" svg:y2="10.144cm" draw:start-shape="id1" draw:start-glue-point="4" draw:end-shape="id2" draw:end-glue-point="9" svg:d="m13683 11100-704-956">
          <text:p/>
        </draw:connector>
        <draw:connector draw:style-name="gr5" draw:text-style-name="P1" draw:layer="layout" draw:type="line" svg:x1="10.618cm" svg:y1="11.1cm" svg:x2="11.256cm" svg:y2="10.144cm" draw:start-shape="id3" draw:start-glue-point="4" draw:end-shape="id2" draw:end-glue-point="7" svg:d="m10618 11100 638-956">
          <text:p/>
        </draw:connector>
        <draw:custom-shape draw:style-name="gr2" draw:text-style-name="P1" xml:id="id4" draw:id="id4" draw:layer="layout" svg:width="2.435cm" svg:height="2.435cm" svg:x="11cm" svg:y="14.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218cm" svg:y1="14.2cm" svg:x2="12.821cm" svg:y2="13.179cm" draw:start-shape="id4" draw:start-glue-point="4" draw:end-shape="id1" draw:end-glue-point="7" svg:d="m12218 14200 603-1021">
          <text:p/>
        </draw:connector>
        <draw:custom-shape draw:style-name="gr2" draw:text-style-name="P1" xml:id="id5" draw:id="id5" draw:layer="layout" svg:width="2.435cm" svg:height="2.435cm" svg:x="14.065cm" svg:y="14.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544cm" svg:y1="13.179cm" svg:x2="15.283cm" svg:y2="14.1cm" draw:start-shape="id1" draw:start-glue-point="9" draw:end-shape="id5" draw:end-glue-point="4" svg:d="m14544 13179 739 9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5-31T22:01:35</dc:date>
    <dc:creator>Lucas </dc:creator>
    <meta:editing-duration>PT33M20S</meta:editing-duration>
    <meta:editing-cycles>7</meta:editing-cycles>
    <meta:generator>LibreOffice/3.5$Linux_x86 LibreOffice_project/350m1$Build-2</meta:generator>
    <meta:document-statistic meta:object-count="18"/>
  </office:meta>
</office:document-meta>
</file>